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b64f" officeooo:paragraph-rsid="0003b64f"/>
    </style:style>
    <style:style style:name="P2" style:family="paragraph" style:parent-style-name="Standard">
      <style:text-properties officeooo:rsid="0003b64f" officeooo:paragraph-rsid="00086ab2"/>
    </style:style>
    <style:style style:name="P3" style:family="paragraph" style:parent-style-name="Standard">
      <style:text-properties officeooo:rsid="0005390d" officeooo:paragraph-rsid="0005390d"/>
    </style:style>
    <style:style style:name="P4" style:family="paragraph" style:parent-style-name="Standard">
      <style:text-properties officeooo:rsid="00065ca6" officeooo:paragraph-rsid="00065ca6"/>
    </style:style>
    <style:style style:name="P5" style:family="paragraph" style:parent-style-name="Standard">
      <style:text-properties officeooo:rsid="0009ce59" officeooo:paragraph-rsid="0009ce59"/>
    </style:style>
    <style:style style:name="P6" style:family="paragraph" style:parent-style-name="Standard">
      <style:text-properties officeooo:rsid="0008d516" officeooo:paragraph-rsid="0003b64f"/>
    </style:style>
    <style:style style:name="T1" style:family="text">
      <style:text-properties officeooo:rsid="0005390d"/>
    </style:style>
    <style:style style:name="T2" style:family="text">
      <style:text-properties officeooo:rsid="00086ab2"/>
    </style:style>
    <style:style style:name="T3" style:family="text">
      <style:text-properties officeooo:rsid="0008d516"/>
    </style:style>
    <style:style style:name="T4" style:family="text">
      <style:text-properties officeooo:rsid="0009500a"/>
    </style:style>
    <style:style style:name="T5" style:family="text">
      <style:text-properties officeooo:rsid="0009c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&amp;C 5/25 marks</text:p>
      <text:p text:style-name="P1">- Context</text:p>
      <text:p text:style-name="P3">The Queensland Water alliance requires a water tower to be built and easily portable to remote areas of Queensland. It is required to be stable, cost-efficient and easy to build.</text:p>
      <text:p text:style-name="P1"/>
      <text:p text:style-name="P1">- Success Criteria</text:p>
      <text:p text:style-name="P4"><text:tab/>The water is position on level ground</text:p>
      <text:p text:style-name="P4"><text:tab/>12000L tank is 2.5 m in diameter</text:p>
      <text:p text:style-name="P4"><text:tab/>12 m high</text:p>
      <text:p text:style-name="P4"><text:span text:style-name="T2"><text:tab/>N</text:span>o larger than 3 x 3 m</text:p>
      <text:p text:style-name="P5">Prototype</text:p>
      <text:p text:style-name="P5"><text:tab/>Hold 40kg </text:p>
      <text:p text:style-name="P4"><text:tab/><text:span text:style-name="T5">Use less than 10 lengths of 915*6*6</text:span></text:p>
      <text:p text:style-name="P4"><text:tab/>1:30 <text:span text:style-name="T2">B</text:span>alsa wood prototype needs to be drawn designed and constructed</text:p>
      <text:p text:style-name="P1"/>
      <text:p text:style-name="P1">- Research</text:p>
      <text:p text:style-name="P2"><text:tab/>- Engineering technology</text:p>
      <text:p text:style-name="P6"><text:tab/><text:tab/>Water Towers store water and use gravity to move the water around.</text:p>
      <text:p text:style-name="P1"><text:tab/><text:tab/><text:span text:style-name="T3">Water towers consist of a storage tank suspended in the air by pillars with a main pillar that contains water.</text:span></text:p>
      <text:p text:style-name="P1"><text:tab/><text:tab/><text:span text:style-name="T3">Water consist of places for the excess to drain away the water. Without allowing contamination into the water tower.</text:span></text:p>
      <text:p text:style-name="P1"><text:tab/>- <text:span text:style-name="T1">Materials</text:span></text:p>
      <text:p text:style-name="P1"><text:tab/><text:tab/><text:span text:style-name="T4">Water towers are required to be built of non-porous materials that don’t rust, however the task requires that the prototypes be built of balsa wood due to its portability and how easy it is to manipulate</text:span></text:p>
      <text:p text:style-name="P1"><text:tab/>- <text:span text:style-name="T1">Symbolisation</text:span></text:p>
      <text:p text:style-name="P1"><text:tab/></text:p>
      <text:p text:style-name="P1"/>
      <text:p text:style-name="P3">- Analysis</text:p>
      <text:p text:style-name="P3"/>
      <text:p text:style-name="P3">- Mathematics</text:p>
      <text:p text:style-name="P3"><text:tab/>- Calculating material</text:p>
      <text:p text:style-name="P3"><text:tab/>- Calculating average density of pieces</text:p>
      <text:p text:style-name="P3"><text:tab/>- Calculating predicted mass</text:p>
      <text:p text:style-name="P3"/>
      <text:p text:style-name="P3">- Simulator and drawn designs</text:p>
      <text:p text:style-name="P3"/>
      <text:p text:style-name="P3">- Success criteria</text:p>
      <text:p text:style-name="P3"/>
      <text:p text:style-name="P3">Synthesis and evaluation </text:p>
      <text:p text:style-name="P3">- Evaluate design</text:p>
      <text:p text:style-name="P3">Evaluation and success criteria</text:p>
      <text:p text:style-name="P3">Recommendations</text:p>
      <text:p text:style-name="P3"/>
      <text:p text:style-name="P3">Communication </text:p>
      <text:p text:style-name="P3">Captioning images</text:p>
      <text:p text:style-name="P3">Referencing properly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5:25:57.730279997</meta:creation-date>
    <dc:date>2022-04-26T12:09:18.828019953</dc:date>
    <meta:editing-duration>PT23M13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35" meta:word-count="220" meta:character-count="1316" meta:non-whitespace-character-count="1105"/>
  </office:meta>
</office:document-meta>
</file>